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2" style:family="paragraph" style:parent-style-name="Standard">
      <style:paragraph-properties style:line-height-at-least="0.198in"/>
    </style:style>
    <style:style style:name="T1" style:family="text">
      <style:text-properties fo:color="#0000ff"/>
    </style:style>
    <style:style style:name="T2" style:family="text">
      <style:text-properties fo:color="#a31515"/>
    </style:style>
    <style:style style:name="T3" style:family="text">
      <style:text-properties fo:color="#0988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include</text:span> <text:span text:style-name="T1">&lt;</text:span><text:span text:style-name="T2">bits/stdc++.h</text:span><text:span text:style-name="T1">&gt;</text:span></text:p>
      <text:p text:style-name="P1"><text:span text:style-name="T1">#define</text:span> endl <text:span text:style-name="T2">'\n'</text:span></text:p>
      <text:p text:style-name="P1"><text:span text:style-name="T1">using</text:span> <text:span text:style-name="T1">namespace</text:span> std;</text:p>
      <text:p text:style-name="P1"><text:span text:style-name="T1">struct</text:span> Processo {</text:p>
      <text:p text:style-name="P1"><text:span text:style-name="T1">int</text:span> magistrado;</text:p>
      <text:p text:style-name="P1"><text:span text:style-name="T1">int</text:span> horas;</text:p>
      <text:p text:style-name="P1"><text:span text:style-name="T1">int</text:span> empresa;</text:p>
      <text:p text:style-name="P1"><text:span text:style-name="T1">int</text:span> pos;</text:p>
      <text:p text:style-name="P1">Processo(<text:span text:style-name="T1">int</text:span> magistrado, <text:span text:style-name="T1">int</text:span> horas, <text:span text:style-name="T1">int</text:span> empresa, <text:span text:style-name="T1">int</text:span> pos) : magistrado(magistrado), horas(horas), empresa(empresa), pos(pos) {}</text:p>
      <text:p text:style-name="P1">};</text:p>
      <text:p text:style-name="P1"><text:span text:style-name="T1">struct</text:span> Node {</text:p>
      <text:p text:style-name="P1">Processo *P;</text:p>
      <text:p text:style-name="P1">Node *next;</text:p>
      <text:p text:style-name="P1">Node () : P(<text:span text:style-name="T1">nullptr</text:span>), next(<text:span text:style-name="T1">nullptr</text:span>) {}</text:p>
      <text:p text:style-name="P1">};</text:p>
      <text:p text:style-name="P1"><text:span text:style-name="T1">struct</text:span> List {</text:p>
      <text:p text:style-name="P1">Node *head;</text:p>
      <text:p text:style-name="P1"><text:span text:style-name="T1">int</text:span> size;</text:p>
      <text:p text:style-name="P1">List () : head(<text:span text:style-name="T1">new</text:span> Node()), size(<text:span text:style-name="T3">0</text:span>) {}</text:p>
      <text:p text:style-name="P1"><text:span text:style-name="T1">void</text:span> inserir (Node *head, Processo *P) {</text:p>
      <text:p text:style-name="P1">Node *cur = head;</text:p>
      <text:p text:style-name="P1"><text:span text:style-name="T1">while</text:span> (cur-&gt;next != <text:span text:style-name="T1">nullptr</text:span> &amp;&amp; cur-&gt;next-&gt;P-&gt;horas &lt;= P-&gt;horas) {</text:p>
      <text:p text:style-name="P1">cur = cur-&gt;next;</text:p>
      <text:p text:style-name="P1">}</text:p>
      <text:p text:style-name="P1">Node *N = <text:span text:style-name="T1">new</text:span> Node();</text:p>
      <text:p text:style-name="P1">N-&gt;P = P;</text:p>
      <text:p text:style-name="P1">N-&gt;next = cur-&gt;next;</text:p>
      <text:p text:style-name="P1">cur-&gt;next = N;</text:p>
      <text:p text:style-name="P1">++<text:span text:style-name="T1">this</text:span>-&gt;size;</text:p>
      <text:p text:style-name="P1">}</text:p>
      <text:p text:style-name="P1">Processo *Pop(Node *head) {</text:p>
      <text:p text:style-name="P1">Processo *P = head-&gt;next-&gt;P;</text:p>
      <text:p text:style-name="P1">Node *n = head-&gt;next;</text:p>
      <text:p text:style-name="P1">head-&gt;next = n-&gt;next;</text:p>
      <text:p text:style-name="P1"><text:span text:style-name="T1">delete</text:span> n;</text:p>
      <text:p text:style-name="P1"><text:span text:style-name="T1">this</text:span>-&gt;size--;</text:p>
      <text:p text:style-name="P1"><text:span text:style-name="T1">return</text:span> P;</text:p>
      <text:p text:style-name="P1">}</text:p>
      <text:p text:style-name="P1">};</text:p>
      <text:p text:style-name="P1"><text:span text:style-name="T1">struct</text:span> Stack {</text:p>
      <text:p text:style-name="P1">Node *top;</text:p>
      <text:p text:style-name="P1"><text:span text:style-name="T1">int</text:span> size;</text:p>
      <text:p text:style-name="P1">Stack () : top(<text:span text:style-name="T1">new</text:span> Node()), size(<text:span text:style-name="T3">0</text:span>){}</text:p>
      <text:p text:style-name="P1"><text:span text:style-name="T1">void</text:span> Push(Node *top, Processo *P) {</text:p>
      <text:p text:style-name="P1">Node *N = <text:span text:style-name="T1">new</text:span> Node();</text:p>
      <text:p text:style-name="P1">N-&gt;P = P;</text:p>
      <text:p text:style-name="P1"><text:soft-page-break/>N-&gt;next = top-&gt;next;</text:p>
      <text:p text:style-name="P1">top-&gt;next = N;</text:p>
      <text:p text:style-name="P1">++<text:span text:style-name="T1">this</text:span>-&gt;size;</text:p>
      <text:p text:style-name="P1">};</text:p>
      <text:p text:style-name="P1">Processo *Pop(Node *top) {</text:p>
      <text:p text:style-name="P1">Processo *P = top-&gt;next-&gt;P;</text:p>
      <text:p text:style-name="P1">Node *n = top-&gt;next;</text:p>
      <text:p text:style-name="P1">top-&gt;next = n-&gt;next;</text:p>
      <text:p text:style-name="P1"><text:span text:style-name="T1">delete</text:span> n;</text:p>
      <text:p text:style-name="P1"><text:span text:style-name="T1">this</text:span>-&gt;size--;</text:p>
      <text:p text:style-name="P1"><text:span text:style-name="T1">return</text:span> P;</text:p>
      <text:p text:style-name="P1">}</text:p>
      <text:p text:style-name="P1"><text:span text:style-name="T1">void</text:span> Merge (Stack *a) {</text:p>
      <text:p text:style-name="P1">Node *cur = a-&gt;top;</text:p>
      <text:p text:style-name="P1"><text:span text:style-name="T1">while</text:span> (cur-&gt;next != <text:span text:style-name="T1">nullptr</text:span>) {</text:p>
      <text:p text:style-name="P1">cur = cur-&gt;next;</text:p>
      <text:p text:style-name="P1">}</text:p>
      <text:p text:style-name="P1"><text:span text:style-name="T1">if</text:span>(<text:span text:style-name="T1">this</text:span>-&gt;top-&gt;next != <text:span text:style-name="T1">nullptr</text:span>) {</text:p>
      <text:p text:style-name="P1">cur-&gt;next = <text:span text:style-name="T1">this</text:span>-&gt;top-&gt;next;</text:p>
      <text:p text:style-name="P1">}</text:p>
      <text:p text:style-name="P1"><text:span text:style-name="T1">this</text:span>-&gt;top = a-&gt;top;</text:p>
      <text:p text:style-name="P1"><text:span text:style-name="T1">this</text:span>-&gt;size = <text:span text:style-name="T1">this</text:span>-&gt;size + a-&gt;size;</text:p>
      <text:p text:style-name="P1">}</text:p>
      <text:p text:style-name="P1">};</text:p>
      <text:p text:style-name="P1"><text:span text:style-name="T1">void</text:span> rec(Stack *lul, List *b, <text:span text:style-name="T1">int</text:span> omega, <text:span text:style-name="T1">int</text:span> HR) {</text:p>
      <text:p text:style-name="P1"><text:span text:style-name="T1">if</text:span> (lul-&gt;top-&gt;next-&gt;P-&gt;horas &gt; omega) {</text:p>
      <text:p text:style-name="P1">lul-&gt;top-&gt;next-&gt;P-&gt;horas -= omega;</text:p>
      <text:p text:style-name="P1">} <text:span text:style-name="T1">else</text:span> {</text:p>
      <text:p text:style-name="P1"><text:span text:style-name="T1">int</text:span> r = omega - lul-&gt;top-&gt;next-&gt;P-&gt;horas;</text:p>
      <text:p text:style-name="P1"><text:span text:style-name="T1">int</text:span> aux = lul-&gt;top-&gt;next-&gt;P-&gt;horas;</text:p>
      <text:p text:style-name="P1">lul-&gt;top-&gt;next-&gt;P-&gt;horas += HR;</text:p>
      <text:p text:style-name="P1">HR += aux;</text:p>
      <text:p text:style-name="P1">b-&gt;inserir(b-&gt;head, lul-&gt;Pop(lul-&gt;top));</text:p>
      <text:p text:style-name="P1"><text:span text:style-name="T1">if</text:span> (lul-&gt;size != <text:span text:style-name="T3">0</text:span>) {</text:p>
      <text:p text:style-name="P1"><text:span text:style-name="T1">return</text:span> rec (lul, b, r, HR);</text:p>
      <text:p text:style-name="P1">}</text:p>
      <text:p text:style-name="P1">}</text:p>
      <text:p text:style-name="P1">}</text:p>
      <text:p text:style-name="P1"><text:span text:style-name="T1">struct</text:span> Queue {</text:p>
      <text:p text:style-name="P1">Node *front;</text:p>
      <text:p text:style-name="P1">Node *rear;</text:p>
      <text:p text:style-name="P1"><text:span text:style-name="T1">int</text:span> size;</text:p>
      <text:p text:style-name="P1">Queue () : front(<text:span text:style-name="T1">new</text:span> Node()), rear(front), size(<text:span text:style-name="T3">0</text:span>) {}</text:p>
      <text:p text:style-name="P1"><text:span text:style-name="T1">void</text:span> Enqueue (Node *rear, Processo *P){</text:p>
      <text:p text:style-name="P1">Node *N = <text:span text:style-name="T1">new</text:span> Node();</text:p>
      <text:p text:style-name="P1">N-&gt;P = P;</text:p>
      <text:p text:style-name="P1">N-&gt;next = rear-&gt;next;</text:p>
      <text:p text:style-name="P1"><text:soft-page-break/>rear-&gt;next = N;</text:p>
      <text:p text:style-name="P1"><text:span text:style-name="T1">this</text:span>-&gt;rear = N;</text:p>
      <text:p text:style-name="P1">++<text:span text:style-name="T1">this</text:span>-&gt;size;</text:p>
      <text:p text:style-name="P1">};</text:p>
      <text:p text:style-name="P1">Processo *Dequeue (Node *front) {</text:p>
      <text:p text:style-name="P1">Processo *P = front-&gt;next-&gt;P;</text:p>
      <text:p text:style-name="P1">Node *n = front-&gt;next;</text:p>
      <text:p text:style-name="P1">front-&gt;next = n-&gt;next;</text:p>
      <text:p text:style-name="P1"><text:span text:style-name="T1">delete</text:span> n;</text:p>
      <text:p text:style-name="P1"><text:span text:style-name="T1">this</text:span>-&gt;size--;</text:p>
      <text:p text:style-name="P1"><text:span text:style-name="T1">if</text:span> (front-&gt;next != <text:span text:style-name="T1">nullptr</text:span>) {</text:p>
      <text:p text:style-name="P2"/>
      <text:p text:style-name="P1">} <text:span text:style-name="T1">else</text:span> <text:span text:style-name="T1">this</text:span>-&gt;rear = front;</text:p>
      <text:p text:style-name="P1"><text:span text:style-name="T1">return</text:span> P;</text:p>
      <text:p text:style-name="P1">}</text:p>
      <text:p text:style-name="P1">};</text:p>
      <text:p text:style-name="P1"><text:span text:style-name="T1">int</text:span> main(<text:span text:style-name="T1">int</text:span> argc, <text:span text:style-name="T1">char</text:span> *argv[]) {</text:p>
      <text:p text:style-name="P1">ios::sync_with_stdio(<text:span text:style-name="T1">false</text:span>);</text:p>
      <text:p text:style-name="P1">cin.tie(<text:span text:style-name="T1">nullptr</text:span>);</text:p>
      <text:p text:style-name="P1"><text:span text:style-name="T1">int</text:span> E, N;</text:p>
      <text:p text:style-name="P1"><text:span text:style-name="T1">int</text:span> SN = <text:span text:style-name="T3">0</text:span>;</text:p>
      <text:p text:style-name="P1"><text:span text:style-name="T1">int</text:span> ST = <text:span text:style-name="T3">0</text:span>;</text:p>
      <text:p text:style-name="P1">cin &gt;&gt; E;</text:p>
      <text:p text:style-name="P1">Queue *F[E];</text:p>
      <text:p text:style-name="P1"><text:span text:style-name="T1">for</text:span> (<text:span text:style-name="T1">int</text:span> a = <text:span text:style-name="T3">0</text:span>; a &lt; E; a++) {</text:p>
      <text:p text:style-name="P1">cin &gt;&gt; N;</text:p>
      <text:p text:style-name="P1">ST += N;</text:p>
      <text:p text:style-name="P1"><text:span text:style-name="T1">if</text:span> (N &gt; SN) {</text:p>
      <text:p text:style-name="P1">SN = N;</text:p>
      <text:p text:style-name="P1">}</text:p>
      <text:p text:style-name="P1">F[a] = <text:span text:style-name="T1">new</text:span> Queue();</text:p>
      <text:p text:style-name="P1"><text:span text:style-name="T1">for</text:span> (<text:span text:style-name="T1">int</text:span> b = <text:span text:style-name="T3">0</text:span>; b &lt; N; b++) {</text:p>
      <text:p text:style-name="P1"><text:span text:style-name="T1">int</text:span> J, T;</text:p>
      <text:p text:style-name="P1">cin &gt;&gt; J &gt;&gt; T;</text:p>
      <text:p text:style-name="P1">F[a]-&gt;Enqueue(F[a]-&gt;rear, <text:span text:style-name="T1">new</text:span> Processo(J,T,a,b));</text:p>
      <text:p text:style-name="P1">}</text:p>
      <text:p text:style-name="P1">}</text:p>
      <text:p text:style-name="P1"><text:span text:style-name="T1">int</text:span> M;</text:p>
      <text:p text:style-name="P1">cin &gt;&gt; M;</text:p>
      <text:p text:style-name="P1">Stack *H[M];</text:p>
      <text:p text:style-name="P1"><text:span text:style-name="T1">int</text:span> T[M];</text:p>
      <text:p text:style-name="P1"><text:span text:style-name="T1">for</text:span> (<text:span text:style-name="T1">int</text:span> d = <text:span text:style-name="T3">0</text:span>; d &lt; M ; d++) {</text:p>
      <text:p text:style-name="P1">H[d] = <text:span text:style-name="T1">new</text:span> Stack();</text:p>
      <text:p text:style-name="P1">cin &gt;&gt; T[d];</text:p>
      <text:p text:style-name="P1">}</text:p>
      <text:p text:style-name="P1"><text:span text:style-name="T1">int</text:span> auxm = <text:span text:style-name="T3">0</text:span>;</text:p>
      <text:p text:style-name="P1"><text:span text:style-name="T1">for</text:span> (<text:span text:style-name="T1">int</text:span> c = <text:span text:style-name="T3">0</text:span>; c &lt; SN; c++) {</text:p>
      <text:p text:style-name="P1"><text:soft-page-break/><text:span text:style-name="T1">for</text:span> (<text:span text:style-name="T1">int</text:span> k = <text:span text:style-name="T3">0</text:span>; k &lt; E; k ++) {</text:p>
      <text:p text:style-name="P1"><text:span text:style-name="T1">if</text:span> (F[k]-&gt;size != <text:span text:style-name="T3">0</text:span>) {</text:p>
      <text:p text:style-name="P1">H[auxm % M]-&gt;Push(H[auxm % M]-&gt;top, F[k]-&gt;Dequeue(F[k]-&gt;front));</text:p>
      <text:p text:style-name="P1">} <text:span text:style-name="T1">else</text:span> auxm--;</text:p>
      <text:p text:style-name="P1">auxm++;</text:p>
      <text:p text:style-name="P1">}</text:p>
      <text:p text:style-name="P1">}</text:p>
      <text:p text:style-name="P1"><text:span text:style-name="T1">for</text:span> (<text:span text:style-name="T1">int</text:span> e = <text:span text:style-name="T3">0</text:span>; e &lt; M; e++) {</text:p>
      <text:p text:style-name="P1"><text:span text:style-name="T1">for</text:span> (<text:span text:style-name="T1">int</text:span> f = <text:span text:style-name="T3">0</text:span>; f &lt; M; f++) {</text:p>
      <text:p text:style-name="P1"><text:span text:style-name="T1">if</text:span> (e != f) {</text:p>
      <text:p text:style-name="P1">Stack *SY = <text:span text:style-name="T1">new</text:span> Stack();</text:p>
      <text:p text:style-name="P1">Stack *SX = <text:span text:style-name="T1">new</text:span> Stack();</text:p>
      <text:p text:style-name="P1"><text:span text:style-name="T1">while</text:span> (H[e]-&gt;size != <text:span text:style-name="T3">0</text:span>) {</text:p>
      <text:p text:style-name="P1">Processo *K = H[e]-&gt;Pop(H[e]-&gt;top);</text:p>
      <text:p text:style-name="P1"><text:span text:style-name="T1">if</text:span> (K-&gt;magistrado == f) {</text:p>
      <text:p text:style-name="P1">SY-&gt;Push(SY-&gt;top, K);</text:p>
      <text:p text:style-name="P1">} <text:span text:style-name="T1">else</text:span> {</text:p>
      <text:p text:style-name="P1"><text:span text:style-name="T1">if</text:span> (K-&gt;magistrado == -<text:span text:style-name="T3">1</text:span>) {</text:p>
      <text:p text:style-name="P1">K-&gt;magistrado = e;</text:p>
      <text:p text:style-name="P1">}</text:p>
      <text:p text:style-name="P1">SX-&gt;Push(SX-&gt;top, K);</text:p>
      <text:p text:style-name="P1">}</text:p>
      <text:p text:style-name="P2"/>
      <text:p text:style-name="P1">}</text:p>
      <text:p text:style-name="P1">H[e] = SX;</text:p>
      <text:p text:style-name="P1"><text:span text:style-name="T1">if</text:span> (SY-&gt;size != <text:span text:style-name="T3">0</text:span>) {</text:p>
      <text:p text:style-name="P1">H[f]-&gt;Merge(SY);</text:p>
      <text:p text:style-name="P1">}</text:p>
      <text:p text:style-name="P1">}</text:p>
      <text:p text:style-name="P1">}</text:p>
      <text:p text:style-name="P1">}</text:p>
      <text:p text:style-name="P1">List *OR = <text:span text:style-name="T1">new</text:span> List();</text:p>
      <text:p text:style-name="P1"><text:span text:style-name="T1">bool</text:span> stop = <text:span text:style-name="T1">true</text:span>;</text:p>
      <text:p text:style-name="P1"><text:span text:style-name="T1">while</text:span> (stop) {</text:p>
      <text:p text:style-name="P1"><text:span text:style-name="T1">int</text:span> aux = <text:span text:style-name="T3">0</text:span>;</text:p>
      <text:p text:style-name="P1"><text:span text:style-name="T1">for</text:span> (<text:span text:style-name="T1">int</text:span> y = <text:span text:style-name="T3">0</text:span>; y &lt; M; y++) {</text:p>
      <text:p text:style-name="P1"><text:span text:style-name="T1">if</text:span> (H[y]-&gt;size != <text:span text:style-name="T3">0</text:span>) {</text:p>
      <text:p text:style-name="P1">rec(H[y], OR, T[y], <text:span text:style-name="T3">0</text:span>);</text:p>
      <text:p text:style-name="P1">} <text:span text:style-name="T1">else</text:span> aux++;</text:p>
      <text:p text:style-name="P1">}</text:p>
      <text:p text:style-name="P1"><text:span text:style-name="T1">while</text:span> (OR-&gt;size != <text:span text:style-name="T3">0</text:span>) {</text:p>
      <text:p text:style-name="P1">Processo *end = OR-&gt;Pop(OR-&gt;head);</text:p>
      <text:p text:style-name="P1">cout &lt;&lt; end-&gt;magistrado &lt;&lt; <text:span text:style-name="T2">" "</text:span> &lt;&lt; end-&gt;empresa &lt;&lt; <text:span text:style-name="T2">" "</text:span> &lt;&lt; end-&gt;pos &lt;&lt; endl;</text:p>
      <text:p text:style-name="P1">}</text:p>
      <text:p text:style-name="P1"><text:span text:style-name="T1">if</text:span> (aux == M) {</text:p>
      <text:p text:style-name="P1">stop = <text:span text:style-name="T1">false</text:span>;</text:p>
      <text:p text:style-name="P1">}</text:p>
      <text:p text:style-name="P1"><text:soft-page-break/>}</text:p>
      <text:p text:style-name="P1"><text:span text:style-name="T1">return</text:span> <text:span text:style-name="T3">0</text:span>;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3:05:17.327000000</meta:creation-date>
    <dc:date>2018-08-27T23:06:04.035000000</dc:date>
    <meta:editing-duration>PT52S</meta:editing-duration>
    <meta:editing-cycles>1</meta:editing-cycles>
    <meta:document-statistic meta:table-count="0" meta:image-count="0" meta:object-count="0" meta:page-count="5" meta:paragraph-count="188" meta:word-count="651" meta:character-count="3306" meta:non-whitespace-character-count="2847"/>
    <meta:generator>LibreOffice/6.0.1.1$Windows_X86_64 LibreOffice_project/60bfb1526849283ce2491346ed2aa51c465abfe6</meta:generator>
  </office:meta>
</office:document-meta>
</file>